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5pt" officeooo:rsid="0013c727" officeooo:paragraph-rsid="0013c727" style:font-size-asian="15pt" style:font-size-complex="15pt"/>
    </style:style>
    <style:style style:name="P2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P3" style:family="paragraph" style:parent-style-name="Preformatted_20_Text">
      <style:paragraph-properties fo:text-align="start" style:justify-single-word="false"/>
      <style:text-properties fo:font-size="15pt" officeooo:rsid="001eee2d" officeooo:paragraph-rsid="001eee2d" style:font-size-asian="15pt" style:font-size-complex="15pt"/>
    </style:style>
    <style:style style:name="P4" style:family="paragraph" style:parent-style-name="Preformatted_20_Text">
      <style:paragraph-properties fo:text-align="center" style:justify-single-word="false"/>
      <style:text-properties fo:font-size="15pt" officeooo:rsid="00449a61" officeooo:paragraph-rsid="00449a61" style:font-size-asian="15pt" style:font-size-complex="15pt"/>
    </style:style>
    <style:style style:name="P5" style:family="paragraph" style:parent-style-name="Preformatted_20_Text">
      <style:paragraph-properties fo:text-align="start" style:justify-single-word="false"/>
      <style:text-properties fo:font-size="15pt" officeooo:rsid="00619a59" officeooo:paragraph-rsid="00619a59" style:font-size-asian="15pt" style:font-size-complex="15pt"/>
    </style:style>
    <style:style style:name="P6" style:family="paragraph" style:parent-style-name="Preformatted_20_Text">
      <style:paragraph-properties fo:text-align="start" style:justify-single-word="false"/>
      <style:text-properties fo:font-size="15pt" officeooo:rsid="00626bfc" officeooo:paragraph-rsid="00626bfc" style:font-size-asian="15pt" style:font-size-complex="15pt"/>
    </style:style>
    <style:style style:name="P7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eee2d" officeooo:paragraph-rsid="001eee2d" style:font-size-asian="15pt" style:font-size-complex="15pt"/>
    </style:style>
    <style:style style:name="P8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2e69e6" officeooo:paragraph-rsid="002e69e6" style:font-size-asian="15pt" style:font-size-complex="15pt"/>
    </style:style>
    <style:style style:name="P9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3c727" officeooo:paragraph-rsid="0013c727" style:font-size-asian="15pt" style:font-size-complex="15pt"/>
    </style:style>
    <style:style style:name="P10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5423b6" officeooo:paragraph-rsid="005423b6" style:font-size-asian="15pt" style:font-size-complex="15pt"/>
    </style:style>
    <style:style style:name="P11" style:family="paragraph" style:parent-style-name="Preformatted_20_Text">
      <style:paragraph-properties fo:text-align="start" style:justify-single-word="false"/>
      <style:text-properties fo:font-size="15pt" style:text-underline-style="none" officeooo:rsid="0013c727" officeooo:paragraph-rsid="0013c727" style:font-size-asian="15pt" style:font-size-complex="15pt"/>
    </style:style>
    <style:style style:name="P12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P13" style:family="paragraph" style:parent-style-name="Preformatted_20_Text">
      <style:paragraph-properties fo:text-align="start" style:justify-single-word="false"/>
      <style:text-properties fo:font-size="15pt" officeooo:rsid="005423b6" officeooo:paragraph-rsid="005423b6" style:font-size-asian="15pt" style:font-size-complex="15pt"/>
    </style:style>
    <style:style style:name="P14" style:family="paragraph" style:parent-style-name="Preformatted_20_Text">
      <style:paragraph-properties fo:text-align="start" style:justify-single-word="false"/>
      <style:text-properties fo:font-size="15pt" officeooo:rsid="002f7a58" officeooo:paragraph-rsid="009b82a1" style:font-size-asian="15pt" style:font-size-complex="15pt"/>
    </style:style>
    <style:style style:name="T1" style:family="text">
      <style:text-properties officeooo:rsid="003e9b1c"/>
    </style:style>
    <style:style style:name="T2" style:family="text">
      <style:text-properties style:text-position="super 58%" officeooo:rsid="00564e2a"/>
    </style:style>
    <style:style style:name="T3" style:family="text">
      <style:text-properties style:text-position="super 58%" style:text-underline-style="none" officeooo:rsid="00800e80"/>
    </style:style>
    <style:style style:name="T4" style:family="text">
      <style:text-properties style:text-position="super 58%" style:text-underline-style="none" officeooo:rsid="009502f4"/>
    </style:style>
    <style:style style:name="T5" style:family="text">
      <style:text-properties style:text-position="0% 100%" officeooo:rsid="00564e2a"/>
    </style:style>
    <style:style style:name="T6" style:family="text">
      <style:text-properties style:text-position="0% 100%" officeooo:rsid="005fed96"/>
    </style:style>
    <style:style style:name="T7" style:family="text">
      <style:text-properties style:text-position="0% 100%" officeooo:rsid="0064f069"/>
    </style:style>
    <style:style style:name="T8" style:family="text">
      <style:text-properties style:text-position="0% 100%" style:text-underline-style="none" officeooo:rsid="00800e80"/>
    </style:style>
    <style:style style:name="T9" style:family="text">
      <style:text-properties style:text-position="0% 100%" style:text-underline-style="none" officeooo:rsid="009502f4"/>
    </style:style>
    <style:style style:name="T10" style:family="text">
      <style:text-properties officeooo:rsid="0051fc6f"/>
    </style:style>
    <style:style style:name="T11" style:family="text">
      <style:text-properties officeooo:rsid="0052ca55"/>
    </style:style>
    <style:style style:name="T12" style:family="text">
      <style:text-properties officeooo:rsid="0055ca2d"/>
    </style:style>
    <style:style style:name="T13" style:family="text">
      <style:text-properties officeooo:rsid="00673100"/>
    </style:style>
    <style:style style:name="T14" style:family="text">
      <style:text-properties officeooo:rsid="00727d54"/>
    </style:style>
    <style:style style:name="T15" style:family="text">
      <style:text-properties officeooo:rsid="00794ac3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7de61d"/>
    </style:style>
    <style:style style:name="T18" style:family="text">
      <style:text-properties style:text-underline-style="none" officeooo:rsid="008519bc"/>
    </style:style>
    <style:style style:name="T19" style:family="text">
      <style:text-properties style:text-underline-style="none" officeooo:rsid="0085db9f"/>
    </style:style>
    <style:style style:name="T20" style:family="text">
      <style:text-properties style:text-underline-style="none" officeooo:rsid="009502f4"/>
    </style:style>
    <style:style style:name="T21" style:family="text">
      <style:text-properties style:text-underline-style="none" officeooo:rsid="0098b4ab"/>
    </style:style>
    <style:style style:name="T22" style:family="text">
      <style:text-properties officeooo:rsid="00828555"/>
    </style:style>
    <style:style style:name="T23" style:family="text">
      <style:text-properties officeooo:rsid="0084bcc0"/>
    </style:style>
    <style:style style:name="T24" style:family="text">
      <style:text-properties officeooo:rsid="0085db9f"/>
    </style:style>
    <style:style style:name="T25" style:family="text">
      <style:text-properties officeooo:rsid="00963d3f"/>
    </style:style>
    <style:style style:name="T26" style:family="text">
      <style:text-properties officeooo:rsid="00982d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EEEXtreme Türkiye Kampı: Gün 1</text:p>
      <text:p text:style-name="P4">IKIBIR</text:p>
      <text:p text:style-name="P2"/>
      <text:p text:style-name="P9">Problem</text:p>
      <text:p text:style-name="P11"><text:tab/><text:span text:style-name="T14">Let’s denote the set of numbers that contains only 1 and 2 in decimal as A. That is</text:span></text:p>
      <text:p text:style-name="P11"><text:tab/><text:span text:style-name="T15">A = {1,11,111,…, 2, 22, 112, 12,212,…}</text:span></text:p>
      <text:p text:style-name="P2"><text:span text:style-name="T16"><text:tab/></text:span><text:span text:style-name="T17">When two numbers, p and q, are given; find the smallest and biggest numbers in A such that number of digits in these numbers is p and the number is divisible by 2</text:span><text:span text:style-name="T3">q</text:span><text:span text:style-name="T8">.</text:span></text:p>
      <text:p text:style-name="P2"/>
      <text:p text:style-name="P9">Input</text:p>
      <text:p text:style-name="P11"><text:tab/><text:span text:style-name="T22">Input will contain several cases.</text:span></text:p>
      <text:p text:style-name="P11"><text:tab/><text:span text:style-name="T23">The first line of the input contains an integer, which is the number of cases. (T)</text:span></text:p>
      <text:p text:style-name="P2"><text:span text:style-name="T16"><text:tab/></text:span><text:span text:style-name="T18">In the next T lines p,q pairs are given.</text:span></text:p>
      <text:p text:style-name="P2"><text:tab/><text:span text:style-name="T10">1 &lt;= T &lt;= 300</text:span></text:p>
      <text:p text:style-name="P2"><text:tab/><text:span text:style-name="T11">1 &lt;= p,q &lt;= 17</text:span></text:p>
      <text:p text:style-name="P2"/>
      <text:p text:style-name="P10">Output</text:p>
      <text:p text:style-name="P13"><text:span text:style-name="T16"><text:tab/></text:span><text:span text:style-name="T19">For each case, </text:span><text:span text:style-name="T21">print case number as “Case #:”. After that, </text:span><text:span text:style-name="T19">print the smallest and biggest numbers in A, with space in between, which satisfies the above property.</text:span><text:span text:style-name="T20">(p digits and divisible by 2</text:span><text:span text:style-name="T4">q</text:span><text:span text:style-name="T9">)</text:span><text:span text:style-name="T19"> If there is only one number which satisfies the property, print only that number. If there is no number which satisfies the property print “impossible”. (Check sample output)</text:span></text:p>
      <text:p text:style-name="P2"/>
      <text:p text:style-name="P2"/>
      <text:p text:style-name="P7"><text:span text:style-name="T25">Sample</text:span> Input</text:p>
      <text:p text:style-name="P5">3</text:p>
      <text:p text:style-name="P5">3 3</text:p>
      <text:p text:style-name="P5">4 3</text:p>
      <text:p text:style-name="P5">2 3</text:p>
      <text:p text:style-name="P3"/>
      <text:p text:style-name="P7"><text:span text:style-name="T26">Sample</text:span> Output</text:p>
      <text:p text:style-name="P6">Case 1: 112</text:p>
      <text:p text:style-name="P6">Case 2: 1112 2112</text:p>
      <text:p text:style-name="P6">Case 3: impossible</text:p>
      <text:p text:style-name="P2"/>
      <text:p text:style-name="P8"><text:soft-page-break/>Time Limit</text:p>
      <text:p text:style-name="P14">C/C++/<text:span text:style-name="T1">Java</text:span>: <text:span text:style-name="T13">2 secs, Python: 4 sec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17:30:08.965042030</dc:date>
    <meta:editing-duration>PT1H9M21S</meta:editing-duration>
    <meta:editing-cycles>84</meta:editing-cycles>
    <meta:generator>LibreOffice/5.1.4.2$Linux_X86_64 LibreOffice_project/10m0$Build-2</meta:generator>
    <meta:document-statistic meta:table-count="0" meta:image-count="0" meta:object-count="0" meta:page-count="2" meta:paragraph-count="25" meta:word-count="197" meta:character-count="1023" meta:non-whitespace-character-count="842"/>
  </office:meta>
</office:document-meta>
</file>